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961in"/>
    </style:style>
    <style:style style:name="co3" style:family="table-column">
      <style:table-column-properties fo:break-before="auto" style:column-width="1.7402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6pt" fo:font-weight="normal" style:font-size-asian="16pt" style:font-weight-asian="normal" style:font-size-complex="16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vs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Disp_x</text:p>
          </table:table-cell>
          <table:table-cell office:value-type="string" calcext:value-type="string">
            <text:p>Disp_y</text:p>
          </table:table-cell>
          <table:table-cell office:value-type="string" calcext:value-type="string">
            <text:p>Rel Err_x</text:p>
          </table:table-cell>
          <table:table-cell office:value-type="string" calcext:value-type="string">
            <text:p>Rel Err_y</text:p>
          </table:table-cell>
          <table:table-cell office:value-type="string" calcext:value-type="string">
            <text:p>Order of convergence_x</text:p>
          </table:table-cell>
          <table:table-cell office:value-type="string" calcext:value-type="string">
            <text:p>Order of convergence_y</text:p>
          </table:table-cell>
          <table:table-cell office:value-type="string" calcext:value-type="string" table:number-columns-spanned="3" table:number-rows-spanned="8">
            <text:p>Original Linearisation</text:p>
          </table:table-cell>
          <table:covered-table-cell table:number-columns-repeated="2"/>
          <table:table-cell table:number-columns-repeated="101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10/[.A2]" office:value-type="float" office:value="2" calcext:value-type="float">
            <text:p>2</text:p>
          </table:table-cell>
          <table:table-cell table:style-name="ce2" office:value-type="float" office:value="-1.01536" calcext:value-type="float">
            <text:p>-1.01536</text:p>
          </table:table-cell>
          <table:table-cell table:style-name="ce2" office:value-type="float" office:value="3.72156" calcext:value-type="float">
            <text:p>3.72156</text:p>
          </table:table-cell>
          <table:table-cell table:style-name="ce2" table:formula="of:=ABS(ABS([.C2])-ABS([.C8]))/ABS([.C8])" office:value-type="float" office:value="0.0185817741516417" calcext:value-type="float">
            <text:p>0.018581774151642</text:p>
          </table:table-cell>
          <table:table-cell table:style-name="ce2" table:formula="of:=ABS([.D2]-3.72923)/3.72923" office:value-type="float" office:value="0.00205672484668419" calcext:value-type="float">
            <text:p>0.002056724846684</text:p>
          </table:table-cell>
          <table:table-cell table:style-name="Default" table:number-columns-repeated="2"/>
          <table:covered-table-cell table:number-columns-repeated="3" table:style-name="ce2"/>
          <table:table-cell table:style-name="ce2" table:number-columns-repeated="101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10/[.A3]" office:value-type="float" office:value="1" calcext:value-type="float">
            <text:p>1</text:p>
          </table:table-cell>
          <table:table-cell table:style-name="ce2" office:value-type="float" office:value="-1.00147" calcext:value-type="float">
            <text:p>-1.00147</text:p>
          </table:table-cell>
          <table:table-cell table:style-name="ce2" office:value-type="float" office:value="3.72732" calcext:value-type="float">
            <text:p>3.72732</text:p>
          </table:table-cell>
          <table:table-cell table:style-name="ce2" table:formula="of:=ABS(ABS([.C3])-ABS([.C8]))/ABS([.C8])" office:value-type="float" office:value="0.00464770067724223" calcext:value-type="float">
            <text:p>0.004647700677242</text:p>
          </table:table-cell>
          <table:table-cell table:style-name="ce2" table:formula="of:=ABS([.D3]-3.72923)/3.72923" office:value-type="float" office:value="0.000512170072642363" calcext:value-type="float">
            <text:p>0.000512170072642</text:p>
          </table:table-cell>
          <table:table-cell table:style-name="ce2" table:formula="of:=ROUND((LOG10([.E2])-LOG10([.E3]))/(LOG10([.B2])-LOG10([.B3]));4)" office:value-type="float" office:value="1.9993" calcext:value-type="float">
            <text:p>1.9993</text:p>
          </table:table-cell>
          <table:table-cell table:style-name="ce2" table:formula="of:=ROUND((LOG10([.F2])-LOG10([.F3]))/(LOG10([.B2])-LOG10([.B3]));3)" office:value-type="float" office:value="2.006" calcext:value-type="float">
            <text:p>2.006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10/[.A4]" office:value-type="float" office:value="0.5" calcext:value-type="float">
            <text:p>0.5</text:p>
          </table:table-cell>
          <table:table-cell table:style-name="ce2" office:value-type="float" office:value="-0.997994" calcext:value-type="float">
            <text:p>-0.997994</text:p>
          </table:table-cell>
          <table:table-cell table:style-name="ce2" office:value-type="float" office:value="3.72875" calcext:value-type="float">
            <text:p>3.72875</text:p>
          </table:table-cell>
          <table:table-cell table:style-name="ce2" table:formula="of:=ABS(ABS([.C4])-ABS([.C8]))/ABS([.C8])" office:value-type="float" office:value="0.0011606712030151" calcext:value-type="float">
            <text:p>0.001160671203015</text:p>
          </table:table-cell>
          <table:table-cell table:style-name="ce2" table:formula="of:=ABS([.D4]-3.72923)/3.72923" office:value-type="float" office:value="0.000128712897836948" calcext:value-type="float">
            <text:p>0.000128712897837</text:p>
          </table:table-cell>
          <table:table-cell table:style-name="ce2" table:formula="of:=ROUND((LOG10([.E3])-LOG10([.E4]))/(LOG10([.B3])-LOG10([.B4]));4)" office:value-type="float" office:value="2.0016" calcext:value-type="float">
            <text:p>2.0016</text:p>
          </table:table-cell>
          <table:table-cell table:style-name="ce2" table:formula="of:=ROUND((LOG10([.F3])-LOG10([.F4]))/(LOG10([.B3])-LOG10([.B4]));3)" office:value-type="float" office:value="1.992" calcext:value-type="float">
            <text:p>1.992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table:formula="of:=10/[.A5]" office:value-type="float" office:value="0.25" calcext:value-type="float">
            <text:p>0.25</text:p>
          </table:table-cell>
          <table:table-cell table:style-name="ce2" office:value-type="float" office:value="-0.997126" calcext:value-type="float">
            <text:p>-0.997126</text:p>
          </table:table-cell>
          <table:table-cell table:style-name="ce2" office:value-type="float" office:value="3.72911" calcext:value-type="float">
            <text:p>3.72911</text:p>
          </table:table-cell>
          <table:table-cell table:style-name="ce2" table:formula="of:=ABS(ABS([.C5])-ABS([.C8]))/ABS([.C8])" office:value-type="float" office:value="0.000289917007494689" calcext:value-type="float">
            <text:p>0.000289917007495</text:p>
          </table:table-cell>
          <table:table-cell table:style-name="ce2" table:formula="of:=ABS([.D5]-3.72923)/3.72923" office:value-type="float" office:value="0.0000321782244592964" calcext:value-type="float">
            <text:p>3.21782244592964E-05</text:p>
          </table:table-cell>
          <table:table-cell table:style-name="ce2" table:formula="of:=ROUND((LOG10([.E4])-LOG10([.E5]))/(LOG10([.B4])-LOG10([.B5]));4)" office:value-type="float" office:value="2.0012" calcext:value-type="float">
            <text:p>2.0012</text:p>
          </table:table-cell>
          <table:table-cell table:style-name="ce2" table:formula="of:=ROUND((LOG10([.F4])-LOG10([.F5]))/(LOG10([.B4])-LOG10([.B5]));3)" office:value-type="float" office:value="2" calcext:value-type="float">
            <text:p>2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table:formula="of:=10/[.A6]" office:value-type="float" office:value="0.125" calcext:value-type="float">
            <text:p>0.125</text:p>
          </table:table-cell>
          <table:table-cell table:style-name="ce2" office:value-type="float" office:value="-0.996909" calcext:value-type="float">
            <text:p>-0.996909</text:p>
          </table:table-cell>
          <table:table-cell table:style-name="ce2" office:value-type="float" office:value="3.7292" calcext:value-type="float">
            <text:p>3.7292</text:p>
          </table:table-cell>
          <table:table-cell table:style-name="ce2" table:formula="of:=ABS(ABS([.C6])-ABS([.C8]))/ABS([.C8])" office:value-type="float" office:value="0.0000722284586145588" calcext:value-type="float">
            <text:p>7.22284586145588E-05</text:p>
          </table:table-cell>
          <table:table-cell table:style-name="ce2" table:formula="of:=ABS([.D6]-3.72923)/3.72923" office:value-type="float" office:value="0.00000804455611485388" calcext:value-type="float">
            <text:p>8.04455611485388E-06</text:p>
          </table:table-cell>
          <table:table-cell table:style-name="ce2" table:formula="of:=ROUND((LOG10([.E5])-LOG10([.E6]))/(LOG10([.B5])-LOG10([.B6]));4)" office:value-type="float" office:value="2.005" calcext:value-type="float">
            <text:p>2.005</text:p>
          </table:table-cell>
          <table:table-cell table:style-name="ce2" table:formula="of:=ROUND((LOG10([.F5])-LOG10([.F6]))/(LOG10([.B5])-LOG10([.B6]));3)" office:value-type="float" office:value="2" calcext:value-type="float">
            <text:p>2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2">
          <table:table-cell table:style-name="ce2" table:number-columns-repeated="8"/>
          <table:covered-table-cell table:number-columns-repeated="3" table:style-name="ce2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nalytic Solution</text:p>
          </table:table-cell>
          <table:table-cell table:style-name="ce2"/>
          <table:table-cell table:style-name="ce2" office:value-type="float" office:value="-0.996837" calcext:value-type="float">
            <text:p>-0.996837</text:p>
          </table:table-cell>
          <table:table-cell table:style-name="ce2" office:value-type="float" office:value="3.72923" calcext:value-type="float">
            <text:p>3.72923</text:p>
          </table:table-cell>
          <table:table-cell table:style-name="ce2" table:number-columns-repeated="2"/>
          <table:table-cell table:style-name="ce2" table:formula="of:=ROUND(AVERAGE([.G3:.G6]);3)" office:value-type="float" office:value="2.002" calcext:value-type="float">
            <text:p>2.002</text:p>
          </table:table-cell>
          <table:table-cell table:style-name="ce2" table:formula="of:=ROUND(AVERAGE([.H3:.H6]);3)" office:value-type="float" office:value="2" calcext:value-type="float">
            <text:p>2</text:p>
          </table:table-cell>
          <table:covered-table-cell table:number-columns-repeated="3" table:style-name="ce2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Applied Moment</text:p>
          </table:table-cell>
          <table:table-cell table:style-name="ce2"/>
          <table:table-cell table:style-name="ce2" office:value-type="string" calcext:value-type="string">
            <text:p>2.5pi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vs</text:p>
          </table:table-cell>
          <table:table-cell office:value-type="string" calcext:value-type="string">
            <text:p>Element Size</text:p>
          </table:table-cell>
          <table:table-cell office:value-type="string" calcext:value-type="string">
            <text:p>Disp_x</text:p>
          </table:table-cell>
          <table:table-cell office:value-type="string" calcext:value-type="string">
            <text:p>Disp_y</text:p>
          </table:table-cell>
          <table:table-cell table:number-columns-repeated="102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formula="of:=10/[.A14]" office:value-type="float" office:value="2" calcext:value-type="float">
            <text:p>2</text:p>
          </table:table-cell>
          <table:table-cell table:style-name="ce2" office:value-type="float" office:value="-1.01536" calcext:value-type="float">
            <text:p>-1.01536</text:p>
          </table:table-cell>
          <table:table-cell table:style-name="ce2" office:value-type="float" office:value="3.72156" calcext:value-type="float">
            <text:p>3.72156</text:p>
          </table:table-cell>
          <table:table-cell table:number-columns-repeated="102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table:formula="of:=10/[.A15]" office:value-type="float" office:value="1" calcext:value-type="float">
            <text:p>1</text:p>
          </table:table-cell>
          <table:table-cell table:style-name="ce2" office:value-type="float" office:value="-1.00147" calcext:value-type="float">
            <text:p>-1.00147</text:p>
          </table:table-cell>
          <table:table-cell table:style-name="ce2" office:value-type="float" office:value="3.72732" calcext:value-type="float">
            <text:p>3.72732</text:p>
          </table:table-cell>
          <table:table-cell table:number-columns-repeated="1020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table:formula="of:=10/[.A16]" office:value-type="float" office:value="0.5" calcext:value-type="float">
            <text:p>0.5</text:p>
          </table:table-cell>
          <table:table-cell table:style-name="ce2" office:value-type="float" office:value="-0.997994" calcext:value-type="float">
            <text:p>-0.997994</text:p>
          </table:table-cell>
          <table:table-cell table:style-name="ce2" office:value-type="float" office:value="3.72875" calcext:value-type="float">
            <text:p>3.72875</text:p>
          </table:table-cell>
          <table:table-cell table:number-columns-repeated="1020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table:formula="of:=10/[.A17]" office:value-type="float" office:value="0.25" calcext:value-type="float">
            <text:p>0.25</text:p>
          </table:table-cell>
          <table:table-cell table:style-name="ce2" office:value-type="float" office:value="-0.997126" calcext:value-type="float">
            <text:p>-0.997126</text:p>
          </table:table-cell>
          <table:table-cell table:style-name="ce2" office:value-type="float" office:value="3.72911" calcext:value-type="float">
            <text:p>3.72911</text:p>
          </table:table-cell>
          <table:table-cell table:number-columns-repeated="102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table:formula="of:=10/[.A18]" office:value-type="float" office:value="0.125" calcext:value-type="float">
            <text:p>0.125</text:p>
          </table:table-cell>
          <table:table-cell table:style-name="ce2" office:value-type="float" office:value="-0.996909" calcext:value-type="float">
            <text:p>-0.996909</text:p>
          </table:table-cell>
          <table:table-cell table:style-name="ce2" office:value-type="float" office:value="3.7292" calcext:value-type="float">
            <text:p>3.7292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C104857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14:45.657263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17:56:26.697617914</meta:creation-date>
    <dc:date>2022-02-07T19:32:50.859035077</dc:date>
    <meta:editing-duration>PT3H7M28S</meta:editing-duration>
    <meta:editing-cycles>2</meta:editing-cycles>
    <meta:generator>LibreOffice/6.4.7.2$Linux_X86_64 LibreOffice_project/40$Build-2</meta:generator>
    <meta:document-statistic meta:table-count="1" meta:cell-count="78" meta:object-count="0"/>
  </office:meta>
</office:document-meta>
</file>